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3">
            <text:p>Beta_178173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1750.0">
            <text:p>1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3">
            <text:p>I-6243</text:p>
          </table:table-cell>
          <table:table-cell office:value-type="float" office:value="69.083">
            <text:p>69.083</text:p>
          </table:table-cell>
          <table:table-cell office:value-type="float" office:value="-51.133">
            <text:p>-51.133</text:p>
          </table:table-cell>
          <table:table-cell office:value-type="float" office:value="7240.0">
            <text:p>7240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5">
            <text:p>Beta-178165</text:p>
          </table:table-cell>
          <table:table-cell office:value-type="float" office:value="69.122">
            <text:p>69.122</text:p>
          </table:table-cell>
          <table:table-cell office:value-type="float" office:value="-50.675">
            <text:p>-50.675</text:p>
          </table:table-cell>
          <table:table-cell office:value-type="float" office:value="6760.0">
            <text:p>67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59">
            <text:p>30.5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6">
            <text:p>Beta-178166</text:p>
          </table:table-cell>
          <table:table-cell office:value-type="float" office:value="69.117">
            <text:p>69.117</text:p>
          </table:table-cell>
          <table:table-cell office:value-type="float" office:value="-50.682">
            <text:p>-50.682</text:p>
          </table:table-cell>
          <table:table-cell office:value-type="float" office:value="5060.0">
            <text:p>5060.0</text:p>
          </table:table-cell>
          <table:table-cell office:value-type="float" office:value="40.0">
            <text:p>40.0</text:p>
          </table:table-cell>
          <table:table-cell office:value-type="string" office:value="silt gyttja">
            <text:p>silt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8">
            <text:p>Beta-178168</text:p>
          </table:table-cell>
          <table:table-cell office:value-type="float" office:value="69.114">
            <text:p>69.114</text:p>
          </table:table-cell>
          <table:table-cell office:value-type="float" office:value="-50.63">
            <text:p>-50.63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3.32">
            <text:p>43.3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2">
            <text:p>I-6242</text:p>
          </table:table-cell>
          <table:table-cell office:value-type="float" office:value="68.933">
            <text:p>68.933</text:p>
          </table:table-cell>
          <table:table-cell office:value-type="float" office:value="-51.0">
            <text:p>-51.0</text:p>
          </table:table-cell>
          <table:table-cell office:value-type="float" office:value="5800.0">
            <text:p>580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1">
            <text:p>Beta-178171</text:p>
          </table:table-cell>
          <table:table-cell office:value-type="float" office:value="69.1">
            <text:p>69.1</text:p>
          </table:table-cell>
          <table:table-cell office:value-type="float" office:value="-50.625">
            <text:p>-50.625</text:p>
          </table:table-cell>
          <table:table-cell office:value-type="float" office:value="5980.0">
            <text:p>59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67">
            <text:p>24.67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9167">
            <text:p>Beta-179167</text:p>
          </table:table-cell>
          <table:table-cell office:value-type="float" office:value="69.114">
            <text:p>69.114</text:p>
          </table:table-cell>
          <table:table-cell office:value-type="float" office:value="-50.666">
            <text:p>-50.666</text:p>
          </table:table-cell>
          <table:table-cell office:value-type="float" office:value="4150.0">
            <text:p>41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K-1818">
            <text:p>K-1818</text:p>
          </table:table-cell>
          <table:table-cell office:value-type="float" office:value="69.1">
            <text:p>69.1</text:p>
          </table:table-cell>
          <table:table-cell office:value-type="float" office:value="-51.067">
            <text:p>-51.067</text:p>
          </table:table-cell>
          <table:table-cell office:value-type="float" office:value="9035.0">
            <text:p>9035.0</text:p>
          </table:table-cell>
          <table:table-cell office:value-type="float" office:value="144.0">
            <text:p>144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2">
            <text:p>Beta_178172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3540.0">
            <text:p>354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9">
            <text:p>Beta-178169</text:p>
          </table:table-cell>
          <table:table-cell office:value-type="float" office:value="69.122">
            <text:p>69.122</text:p>
          </table:table-cell>
          <table:table-cell office:value-type="float" office:value="-50.625">
            <text:p>-50.625</text:p>
          </table:table-cell>
          <table:table-cell office:value-type="float" office:value="6750.0">
            <text:p>6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5.0">
            <text:p>17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0">
            <text:p>Beta-178170</text:p>
          </table:table-cell>
          <table:table-cell office:value-type="float" office:value="69.123">
            <text:p>69.123</text:p>
          </table:table-cell>
          <table:table-cell office:value-type="float" office:value="-50.586">
            <text:p>-50.58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0.0">
            <text:p>25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